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style:text-properties officeooo:rsid="0011430a" officeooo:paragraph-rsid="0011430a"/>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2309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ar younger self, </text:p>
      <text:p text:style-name="P1"><text:tab/>you need to thing more before you say something. Just think, is what <text:span text:style-name="T3">I’</text:span>m about to say contributing to the conversation or just being obnoxious? What would you think if someone said that? That doesn’t mean never talk, but “to stay silent and let people t<text:span text:style-name="T3">h</text:span>ink your a fool is better than talking and confirming it.” someone said once. But that doesn’t mean never speak, just be more reserved. </text:p>
      <text:p text:style-name="P1"><text:tab/>School is also way more important than you think. No one cares about your <text:span text:style-name="T3">grades</text:span> in elementary school or middle school, but keeping them up is good practi<text:span text:style-name="T3">c</text:span>e for those skills. A college, <text:span text:style-name="T3">university</text:span> or potential employer would look at your high school GPA, but why would they look at anything before that?</text:p>
      <text:p text:style-name="P1"><text:tab/>You should also do more extracurricular things. I don’t know how to say this, but you need to get out more. Trust me, find a sport or <text:span text:style-name="T3">something.</text:span> It doesn’t matter what it is as long as it its outside school, it will make you seem more interesting and its good to get outside a bit. It also helps with icebreaker games, so that’s three freebie interesting facts about you. </text:p>
      <text:p text:style-name="P1"><text:tab/>buy bitcoin in 2005. I have no clue how you would do that, but it is pretty solid advice. And sell it in 2016. bitcoin gets pretty big. And don’t stress about things out of your control. I’m not talking about that essay you procrastinated two weeks on and have to do in a night, that’s entirely your fault. I’m talking about things like a presentation or something. In that case, everyone hates it just as much as you. A piece of advice, no one worry's about the embarrassing thing<text:span text:style-name="T1"> you</text:span><text:span text:style-name="T2"> did. </text:span><text:span text:style-name="T1"><text: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7T07:02:17.689000000</meta:creation-date>
    <meta:generator>LibreOffice/6.3.1.2$Windows_X86_64 LibreOffice_project/b79626edf0065ac373bd1df5c28bd630b4424273</meta:generator>
    <dc:date>2019-09-17T07:14:18.584000000</dc:date>
    <meta:editing-duration>PT1M12S</meta:editing-duration>
    <meta:editing-cycles>1</meta:editing-cycles>
    <meta:document-statistic meta:table-count="0" meta:image-count="0" meta:object-count="0" meta:page-count="1" meta:paragraph-count="5" meta:word-count="287" meta:character-count="1580" meta:non-whitespace-character-count="1289"/>
  </office:meta>
</office:document-meta>
</file>